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ocationNotifierHandler.getInvocation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tionNotifierHandler.notifyMethodCall( Invocation invocation , Object return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vocationNotifierHandler.getMock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tionNotifierHandler.notifyMethodCallException( Invocation invocation , Throwable excep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vocationNotifierHandler.InvocationNotifierHandler( MockHandler &lt; T &gt; mockHandler , MockCreationSettings &lt; T &gt; 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vocationNotifierHandler.handle( Invocation invoc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